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justify"/>
      <style:text-properties fo:font-family="'Times New Roman'" style:font-family-generic="roman" style:font-pitch="variable" fo:font-size="18pt" style:font-family-asian="Monospace" style:font-pitch-asian="fixed" style:font-size-asian="18pt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8pt" style:font-family-asian="Monospace" style:font-pitch-asian="fixed" style:font-size-asian="18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8pt" style:font-family-asian="Monospace" style:font-pitch-asian="fixed" style:font-size-asian="18pt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8pt" style:font-family-asian="Monospace" style:font-pitch-asian="fixed" style:font-size-asian="18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Monospace" style:font-pitch-asian="fixed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.7cm" svg:height="8.2cm" svg:x="1.6cm" svg:y="10.1cm">
          <text:p/>
          <draw:enhanced-geometry svg:viewBox="0 0 21600 21600" draw:type="rectangle" draw:enhanced-path="M 0 0 L 21600 0 21600 21600 0 21600 0 0 Z N"/>
        </draw:custom-shape>
        <draw:g xml:id="id3" draw:id="id3">
          <draw:custom-shape draw:style-name="gr2" draw:text-style-name="P1" draw:layer="layout" svg:width="6.4cm" svg:height="1.2cm" svg:x="9.544cm" svg:y="8.3cm">
            <text:p text:style-name="P1">ServicesDaemon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9cm" svg:height="0.6cm" svg:x="11.044cm" svg:y="7.7cm">
            <text:p text:style-name="P1"><text:span text:style-name="T1">ServicesDaemon.java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3" draw:text-style-name="P1" draw:layer="layout" svg:width="6.3cm" svg:height="1.1cm" svg:x="9.6cm" svg:y="11.5cm">
            <text:p text:style-name="P1">Managers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8cm" svg:height="0.6cm" svg:x="10.1cm" svg:y="10.9cm">
            <text:p text:style-name="P3"><text:span text:style-name="T2">CAbstractServicesManager.jav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6.3cm" svg:height="1.1cm" svg:x="9.59cm" svg:y="15.1cm">
            <text:p text:style-name="P1">Services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5.8cm" svg:height="0.6cm" svg:x="10.091cm" svg:y="14.5cm">
            <text:p text:style-name="P5"><text:span text:style-name="T2">CAbstractService.java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5" draw:text-style-name="P1" draw:layer="layout" svg:width="5.6cm" svg:height="1.1cm" svg:x="2.7cm" svg:y="13.9cm">
            <text:p text:style-name="P1">DBEngine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9cm" svg:height="0.6cm" svg:x="3.4cm" svg:y="13.3cm">
            <text:p text:style-name="P3"><text:span text:style-name="T2">CAbstractDBEngine.java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5" draw:text-style-name="P1" draw:layer="layout" svg:width="6.4cm" svg:height="1.1cm" svg:x="1.9cm" svg:y="16.9cm">
            <text:p text:style-name="P5"><text:span text:style-name="T3">ResponseForma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5.6cm" svg:height="0.6cm" svg:x="2.7cm" svg:y="16.3cm">
            <text:p><text:span text:style-name="T2">CAbstractResponseFormat.java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draw:type="line" svg:x1="8.3cm" svg:y1="14.15cm" svg:x2="9.59cm" svg:y2="15.35cm" draw:start-shape="id1" draw:start-glue-point="1" svg:d="m8300 14150 1290 1200">
          <text:p/>
        </draw:connector>
        <draw:connector draw:style-name="gr6" draw:text-style-name="P1" draw:layer="layout" draw:type="line" svg:x1="8.3cm" svg:y1="17.15cm" svg:x2="9.59cm" svg:y2="15.35cm" draw:start-shape="id2" draw:start-glue-point="1" svg:d="m8300 17150 1290-1800">
          <text:p/>
        </draw:connector>
        <draw:connector draw:style-name="gr6" draw:text-style-name="P1" draw:layer="layout" draw:type="line" svg:x1="12.744cm" svg:y1="9.5cm" svg:x2="12.75cm" svg:y2="10.9cm" draw:start-shape="id3" draw:start-glue-point="2" draw:end-shape="id4" draw:end-glue-point="0" svg:d="m12744 9500 6 1400">
          <text:p/>
        </draw:connector>
        <draw:connector draw:style-name="gr6" draw:text-style-name="P1" draw:layer="layout" draw:type="line" svg:x1="12.75cm" svg:y1="12.6cm" svg:x2="12.74cm" svg:y2="14.5cm" draw:start-shape="id4" draw:start-glue-point="2" svg:d="m12750 12600-10 1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final" style:display-name="Caracteres de nota final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Índice" style:family="graphic">
      <style:paragraph-properties style:text-autospace="none"/>
      <style:text-properties style:font-family-asian="'Lohit Hindi'"/>
    </style:style>
    <style:style style:name="Etiqueta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ás Poggio</meta:initial-creator>
    <meta:creation-date>2013-06-19T19:10:31</meta:creation-date>
    <dc:date>2013-06-19T19:47:37</dc:date>
    <dc:creator>Tomás Poggio</dc:creator>
    <meta:editing-duration>PT5M41S</meta:editing-duration>
    <meta:editing-cycles>2</meta:editing-cycles>
    <meta:generator>LibreOffice/3.6$Linux_X86_64 LibreOffice_project/360m1$Build-2</meta:generator>
    <meta:document-statistic meta:object-count="20"/>
  </office:meta>
</office:document-meta>
</file>